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71in" fo:margin-left="0in" table:align="left"/>
    </style:style>
    <style:style style:name="Table4.A" style:family="table-column">
      <style:table-column-properties style:column-width="1.3847in"/>
    </style:style>
    <style:style style:name="Table4.C" style:family="table-column">
      <style:table-column-properties style:column-width="1.3854in"/>
    </style:style>
    <style:style style:name="Table4.E" style:family="table-column">
      <style:table-column-properties style:column-width="1.3875in"/>
    </style:style>
    <style:style style:name="Table4.A1" style:family="table-cell">
      <style:table-cell-properties style:vertical-align="" fo:padding="0.0382in" fo:border-left="0.05pt solid #000000" fo:border-right="none" fo:border-top="0.05pt solid #000000" fo:border-bottom="0.05pt solid #000000"/>
    </style:style>
    <style:style style:name="Table4.E1" style:family="table-cell">
      <style:table-cell-properties style:vertical-align="" fo:padding="0.0382in" fo:border="0.05pt solid #000000"/>
    </style:style>
    <style:style style:name="Table4.A2" style:family="table-cell">
      <style:table-cell-properties style:vertical-align="" fo:padding="0.0382in" fo:border-left="0.05pt solid #000000" fo:border-right="none" fo:border-top="none" fo:border-bottom="0.05pt solid #000000"/>
    </style:style>
    <style:style style:name="Table4.E2"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List_20_Paragraph">
      <style:paragraph-properties fo:margin-top="0in" fo:margin-bottom="0in" fo:line-height="100%" fo:text-align="center" style:justify-single-word="false"/>
      <style:text-properties fo:font-weight="bold" style:font-weight-asian="bold"/>
    </style:style>
    <style:style style:name="P5" style:family="paragraph" style:parent-style-name="List_20_Paragraph">
      <style:paragraph-properties fo:margin-left="0in" fo:margin-right="0in" fo:margin-top="0in" fo:margin-bottom="0in" fo:line-height="100%" fo:text-indent="0in" style:auto-text-indent="false"/>
    </style:style>
    <style:style style:name="P6"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7"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8" style:family="paragraph" style:parent-style-name="List_20_Paragraph">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9"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10" style:family="paragraph" style:parent-style-name="Standard">
      <style:paragraph-properties fo:margin-left="0in" fo:margin-right="0in" fo:margin-top="0in" fo:margin-bottom="0in" fo:line-height="100%" fo:text-align="center" style:justify-single-word="false" fo:text-indent="0in" style:auto-text-indent="false"/>
    </style:style>
    <style:style style:name="P11" style:family="paragraph" style:parent-style-name="Standard">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12" style:family="paragraph" style:parent-style-name="Standard">
      <style:paragraph-properties fo:margin-left="0in" fo:margin-right="0in" fo:margin-top="0in" fo:margin-bottom="0in" fo:line-height="100%" fo:text-align="start" style:justify-single-word="false" fo:text-indent="0in" style:auto-text-indent="false"/>
      <style:text-properties fo:font-style="italic" style:font-style-asian="italic" style:font-style-complex="italic"/>
    </style:style>
    <style:style style:name="P13"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text-properties fo:font-style="italic" style:font-style-asian="italic" style:font-style-complex="italic"/>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0" style:family="paragraph" style:parent-style-name="List_20_Paragraph" style:list-style-name="WWNum31">
      <style:paragraph-properties fo:margin-left="0in" fo:margin-right="0in" fo:margin-top="0in" fo:margin-bottom="0in" fo:line-height="100%" fo:text-indent="0in" style:auto-text-indent="false"/>
      <style:text-properties fo:font-weight="bold" style:font-weight-asian="bold"/>
    </style:style>
    <style:style style:name="P21" style:family="paragraph" style:parent-style-name="List_20_Paragraph">
      <style:paragraph-properties fo:margin-left="0in" fo:margin-right="0in" fo:margin-top="0in" fo:margin-bottom="0in" fo:line-height="100%" fo:text-indent="0in" style:auto-text-indent="false"/>
      <style:text-properties fo:font-style="normal" style:font-style-asian="normal" style:font-style-complex="normal"/>
    </style:style>
    <style:style style:name="P22"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23" style:family="paragraph" style:parent-style-name="List_20_Paragraph">
      <style:paragraph-properties fo:margin-left="0in" fo:margin-right="0in" fo:margin-top="0in" fo:margin-bottom="0in" fo:line-height="100%" fo:text-indent="0in" style:auto-text-indent="false"/>
      <style:text-properties fo:font-style="normal" fo:font-weight="bold" style:font-style-asian="normal" style:font-weight-asian="bold" style:font-style-complex="normal" style:font-weight-complex="bold"/>
    </style:style>
    <style:style style:name="P24" style:family="paragraph" style:parent-style-name="List_20_Paragraph">
      <style:paragraph-properties fo:margin-left="0in" fo:margin-right="0in" fo:margin-top="0in" fo:margin-bottom="0in" fo:line-height="100%" fo:text-indent="0in" style:auto-text-indent="false"/>
      <style:text-properties fo:font-style="normal" fo:font-weight="normal" style:font-style-asian="normal" style:font-weight-asian="normal" style:font-style-complex="normal" style:font-weight-complex="normal"/>
    </style:style>
    <style:style style:name="P25"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26" style:family="paragraph" style:parent-style-name="List_20_Paragraph" style:list-style-name="WWNum31">
      <style:paragraph-properties fo:margin-left="0in" fo:margin-right="0in" fo:margin-top="0in" fo:margin-bottom="0in" fo:line-height="100%" fo:text-indent="0in" style:auto-text-indent="false"/>
      <style:text-properties fo:font-style="italic" style:font-style-asian="italic" style:font-style-complex="italic"/>
    </style:style>
    <style:style style:name="P27" style:family="paragraph" style:parent-style-name="List_20_Paragraph">
      <style:paragraph-properties fo:margin-left="0in" fo:margin-right="0in" fo:margin-top="0in" fo:margin-bottom="0in" fo:line-height="100%" fo:text-indent="0in" style:auto-text-indent="false"/>
    </style:style>
    <style:style style:name="P28" style:family="paragraph" style:parent-style-name="List_20_Paragraph" style:list-style-name="WWNum31">
      <style:paragraph-properties fo:margin-left="0in" fo:margin-right="0in" fo:margin-top="0in" fo:margin-bottom="0in" fo:line-height="100%" fo:text-indent="0in" style:auto-text-indent="false"/>
    </style:style>
    <style:style style:name="P29" style:family="paragraph" style:parent-style-name="List_20_Paragraph" style:list-style-name="L1">
      <style:paragraph-properties fo:margin-top="0in" fo:margin-bottom="0in" fo:line-height="100%"/>
    </style:style>
    <style:style style:name="P30" style:family="paragraph" style:parent-style-name="List_20_Paragraph" style:list-style-name="L2">
      <style:paragraph-properties fo:margin-top="0in" fo:margin-bottom="0in" fo:line-height="100%"/>
    </style:style>
    <style:style style:name="P31" style:family="paragraph" style:parent-style-name="Standard" style:master-page-name="First_20_Page">
      <style:paragraph-properties style:page-number="auto"/>
    </style:style>
    <style:style style:name="P32"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33"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34" style:family="paragraph" style:parent-style-name="Standard">
      <style:paragraph-properties fo:margin-left="0in" fo:margin-right="0in" fo:margin-top="0in" fo:margin-bottom="0in" fo:line-height="100%" fo:text-indent="0in" style:auto-text-indent="false"/>
    </style:style>
    <style:style style:name="T1" style:family="text">
      <style:text-properties fo:font-weight="bold" style:font-weight-asian="bold" style:font-weight-complex="bold"/>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style-asian="normal"/>
    </style:style>
    <style:style style:name="T7" style:family="text">
      <style:text-properties style:font-style-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revor Bramwell</text:p>
      <text:p text:style-name="Standard">Writing 327</text:p>
      <text:p text:style-name="Standard"><text:date style:data-style-name="N76" text:date-value="2012-10-25T11:07:15">October 25, 2012</text:date></text:p>
      <text:p text:style-name="Standard"/>
      <text:p text:style-name="P4">Summary of Project Findings: <text:s/>Proposed Experiment on Cantilever Beams</text:p>
      <text:p text:style-name="P2"/>
      <text:list xml:id="list1508596072" text:style-name="WWNum31">
        <text:list-header>
          <text:p text:style-name="P20">INTRODUCTION</text:p>
        </text:list-header>
      </text:list>
      <text:p text:style-name="P5">The purpose of this project summary is to give an overview of the proposed experiment, describe and analyze the results, and to give recommendations to the use of the proposed experiment as a middle school activity.</text:p>
      <text:p text:style-name="P7"/>
      <text:p text:style-name="P34">The purpose of the experiment is two fold. First, to illustrate the concept of a cantilever beam. And second, to determine how the length of a cantilever beam affects its load-bearing capacity. <text:span text:style-name="T3">The experiment uses a straw attached to a table to represent the beam, and a cup of pennies to represent its load. An overview of the experiment, it's materials, setup, and directions, follows.</text:span></text:p>
      <text:p text:style-name="P21"/>
      <text:p text:style-name="P23">Materials</text:p>
      <text:p text:style-name="P21">There are 7 materials required to perform the experiment are: </text:p>
      <text:list xml:id="list1906295439" text:style-name="L1">
        <text:list-item>
          <text:p text:style-name="P29"><text:span text:style-name="T3">2 straws</text:span></text:p>
        </text:list-item>
        <text:list-item>
          <text:p text:style-name="P29"><text:span text:style-name="T3">A couple strips of duck tape</text:span></text:p>
        </text:list-item>
      </text:list>
      <text:list xml:id="list2058668824" text:style-name="L2">
        <text:list-header>
          <text:p text:style-name="P30"><text:span text:style-name="T3">Note: If duck tape is unavailable, masking, or scotch tape should suffice.</text:span></text:p>
        </text:list-header>
      </text:list>
      <text:list xml:id="list540983262" text:continue-list="list1906295439" text:style-name="L1">
        <text:list-item>
          <text:p text:style-name="P29"><text:span text:style-name="T3">A small length of string or floss</text:span></text:p>
        </text:list-item>
        <text:list-item>
          <text:p text:style-name="P29"><text:span text:style-name="T3">1 small paper cup</text:span></text:p>
        </text:list-item>
        <text:list-item>
          <text:p text:style-name="P29"><text:span text:style-name="T3">1 ruler</text:span></text:p>
        </text:list-item>
        <text:list-item>
          <text:p text:style-name="P29"><text:span text:style-name="T3">1 marker</text:span></text:p>
        </text:list-item>
        <text:list-item>
          <text:p text:style-name="P29"><text:span text:style-name="T3">~100 pennies</text:span></text:p>
        </text:list-item>
      </text:list>
      <text:p text:style-name="P7"/>
      <text:p text:style-name="P23">Experiment Setup</text:p>
      <text:p text:style-name="P21">To setup the experiment, marks should be made from one end of the straw to the other, every half to third inch. The straw should then be taped to the desk, with the first test length lying between the edge of the table and the last mark on the straw (Not the end of the straw). Tie one end of the string around the empty paper cup and make a loop, or slip-knot, at the opposite end of the string. Tighten the loop, not attached to the cup, to the straw at the mark farthest from the table. The setup is now complete, and the experiment can begin.<text:line-break/></text:p>
      <text:p text:style-name="P21">To perform the experiment, gently slide pennies into the cup, one at a time. Continue filling the cup with pennies until the straw bends or breaks along the edge of the desk. Record the number of pennies <text:s/>placed into the cup. Then, detach the straw from the desk and move it back one mark. Repeat for each mark along the straw. Repeat all steps with another straw. The experiment is now complete and a set of data should now exists that details the number of pennies per distance from the desk.</text:p>
      <text:p text:style-name="P7"/>
      <text:p text:style-name="P5">The rest of this summary provides a set of data from performing the experiment, a discussion of the results, and a recommendation as to the experiments use as a learning device towards a middle school audience.<text:tab/><text:tab/></text:p>
      <text:list xml:id="list2114211181" text:continue-list="list1508596072" text:style-name="WWNum31">
        <text:list-header>
          <text:p text:style-name="P28"/>
          <text:p text:style-name="P20">RESULTS AND DISCUSSION</text:p>
        </text:list-header>
      </text:list>
      <text:p text:style-name="P5">An attempt of the experiment was successful. Two trials, testing length from two and a half to one inch, were performed on the cantilever beam and produced the following data. This data is represented across two tables and one graph.</text:p>
      <text:p text:style-name="P5"><text:soft-page-break/></text:p>
      <text:p text:style-name="P33">Results</text:p>
      <text:p text:style-name="P13">Table 1 lists the number of pennies needed for each distance from the table, to break the cantilever beam. Since 'number of pennies' is not a valid measurement, we use this number to compute the mass of pennies used. To compute the mass, the number of pennies is multiplied by 2.5g.</text:p>
      <text:p text:style-name="P5"/>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P17">Inches/<text:span text:style-name="T5">Trials</text:span></text:p>
          </table:table-cell>
          <table:table-cell table:style-name="Table4.A1" office:value-type="string">
            <text:p text:style-name="P18">2.5</text:p>
          </table:table-cell>
          <table:table-cell table:style-name="Table4.A1" office:value-type="string">
            <text:p text:style-name="P18">2</text:p>
          </table:table-cell>
          <table:table-cell table:style-name="Table4.A1" office:value-type="string">
            <text:p text:style-name="P18">1.5</text:p>
          </table:table-cell>
          <table:table-cell table:style-name="Table4.E1" office:value-type="string">
            <text:p text:style-name="P18">1</text:p>
          </table:table-cell>
        </table:table-row>
        <table:table-row>
          <table:table-cell table:style-name="Table4.A2" office:value-type="string">
            <text:p text:style-name="P16">Trial 1</text:p>
          </table:table-cell>
          <table:table-cell table:style-name="Table4.A2" office:value-type="string">
            <text:p text:style-name="P14">28</text:p>
          </table:table-cell>
          <table:table-cell table:style-name="Table4.A2" office:value-type="string">
            <text:p text:style-name="P14">36</text:p>
          </table:table-cell>
          <table:table-cell table:style-name="Table4.A2" office:value-type="string">
            <text:p text:style-name="P14">47</text:p>
          </table:table-cell>
          <table:table-cell table:style-name="Table4.E2" office:value-type="string">
            <text:p text:style-name="P14">63</text:p>
          </table:table-cell>
        </table:table-row>
        <table:table-row>
          <table:table-cell table:style-name="Table4.A2" office:value-type="string">
            <text:p text:style-name="P16">Trial 2</text:p>
          </table:table-cell>
          <table:table-cell table:style-name="Table4.A2" office:value-type="string">
            <text:p text:style-name="P14">27</text:p>
          </table:table-cell>
          <table:table-cell table:style-name="Table4.A2" office:value-type="string">
            <text:p text:style-name="P14">34</text:p>
          </table:table-cell>
          <table:table-cell table:style-name="Table4.A2" office:value-type="string">
            <text:p text:style-name="P14">39</text:p>
          </table:table-cell>
          <table:table-cell table:style-name="Table4.E2" office:value-type="string">
            <text:p text:style-name="P14">58</text:p>
          </table:table-cell>
        </table:table-row>
      </table:table>
      <text:p text:style-name="P10"/>
      <text:p text:style-name="P11">Table 1: Number of Pennies vs. Cantilever Length</text:p>
      <text:p text:style-name="P13"/>
      <text:p text:style-name="P12"><text:span text:style-name="T3">Table 2</text:span> <text:span text:style-name="T3">lists these masses along with their relationship to the length of the beam.</text:span></text:p>
      <text:p text:style-name="P5"/>
      <table:table table:name="Table3" table:style-name="Table3">
        <table:table-column table:style-name="Table3.A" table:number-columns-repeated="5"/>
        <table:table-row>
          <table:table-cell table:style-name="Table3.A1" office:value-type="string">
            <text:p text:style-name="P15"><text:span text:style-name="T1">Inches</text:span>/<text:span text:style-name="T4">Trials</text:span></text:p>
          </table:table-cell>
          <table:table-cell table:style-name="Table3.A1" office:value-type="string">
            <text:p text:style-name="P19">2.5</text:p>
          </table:table-cell>
          <table:table-cell table:style-name="Table3.A1" office:value-type="string">
            <text:p text:style-name="P19">2</text:p>
          </table:table-cell>
          <table:table-cell table:style-name="Table3.A1" office:value-type="string">
            <text:p text:style-name="P19">1.5</text:p>
          </table:table-cell>
          <table:table-cell table:style-name="Table3.E1" office:value-type="string">
            <text:p text:style-name="P19">1</text:p>
          </table:table-cell>
        </table:table-row>
        <table:table-row>
          <table:table-cell table:style-name="Table3.A2" office:value-type="string">
            <text:p text:style-name="P16">Trial 1</text:p>
          </table:table-cell>
          <table:table-cell table:style-name="Table3.A2" office:value-type="string">
            <text:p text:style-name="P14">70</text:p>
          </table:table-cell>
          <table:table-cell table:style-name="Table3.A2" office:value-type="string">
            <text:p text:style-name="P14">90</text:p>
          </table:table-cell>
          <table:table-cell table:style-name="Table3.A2" office:value-type="string">
            <text:p text:style-name="P14">117.5</text:p>
          </table:table-cell>
          <table:table-cell table:style-name="Table3.E2" office:value-type="string">
            <text:p text:style-name="P14">157.5</text:p>
          </table:table-cell>
        </table:table-row>
        <table:table-row>
          <table:table-cell table:style-name="Table3.A2" office:value-type="string">
            <text:p text:style-name="P16">Trial 2</text:p>
          </table:table-cell>
          <table:table-cell table:style-name="Table3.A2" office:value-type="string">
            <text:p text:style-name="P14">67.5</text:p>
          </table:table-cell>
          <table:table-cell table:style-name="Table3.A2" office:value-type="string">
            <text:p text:style-name="P14">85.0</text:p>
          </table:table-cell>
          <table:table-cell table:style-name="Table3.A2" office:value-type="string">
            <text:p text:style-name="P14">97.5</text:p>
          </table:table-cell>
          <table:table-cell table:style-name="Table3.E2" office:value-type="string">
            <text:p text:style-name="P14">145</text:p>
          </table:table-cell>
        </table:table-row>
      </table:table>
      <text:p text:style-name="P8"/>
      <text:p text:style-name="P8">Table 2: Mass of Pennies vs. Cantilever Length</text:p>
      <text:p text:style-name="P9"/>
      <text:p text:style-name="P9">The data from Table 2 can be better interpreted from the graph of the length of a cantilever beam versus the load required for it to break, measured in mass of pennies (See Figure 1).</text:p>
      <text:p text:style-name="P9"><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9"/>
      <text:p text:style-name="P23">Discussion</text:p>
      <text:p text:style-name="P5">Figure 1 shows a clear relationship between the length of a cantilever beam and the load applied to it. </text:p>
      <text:p text:style-name="P5"><text:soft-page-break/></text:p>
      <text:p text:style-name="P5"/>
      <text:p text:style-name="P5"/>
      <text:list xml:id="list57902671" text:continue-numbering="true" text:style-name="WWNum31">
        <text:list-header>
          <text:p text:style-name="P26">Were the results of the experiment repeatable? Why or why not?</text:p>
        </text:list-header>
      </text:list>
      <text:p text:style-name="P21">The results from the experiment were repeatable. </text:p>
      <text:p text:style-name="P7"/>
      <text:p text:style-name="P7">Did the tests suggest a predictable relationship between the length of the cantilever and the load-bearing ability?</text:p>
      <text:p text:style-name="P24">As the length of cantilever beams decrease, the load they can support increase.</text:p>
      <text:p text:style-name="P24"/>
      <text:p text:style-name="P5">In other words, the shorter the cantilever beam, the more weight it can support. For example a diving board can support more weight at the start than the end. The farther you walk down a diving board, the more it will dip down.</text:p>
      <text:p text:style-name="P5"/>
      <text:p text:style-name="P7">How confident are you in that relationship? Why?</text:p>
      <text:p text:style-name="P5"/>
      <text:p text:style-name="P6"/>
      <text:list xml:id="list426663618" text:continue-numbering="true" text:style-name="WWNum31">
        <text:list-header>
          <text:p text:style-name="P20">RECOMMENDATIONS</text:p>
          <text:p text:style-name="P26">Do you recommend the experiment as a middle school science project?</text:p>
        </text:list-header>
      </text:list>
      <text:p text:style-name="P21">I would recommend this experiment as a middle school science activity. It clearly demonstrates the relationship the length of a cantilever beam has to its load-bearing capacity.</text:p>
      <text:p text:style-name="P21"/>
      <text:list xml:id="list136571589" text:continue-numbering="true" text:style-name="WWNum31">
        <text:list-header>
          <text:p text:style-name="P28"><text:span text:style-name="T4">Concerns or caveats about the feasibility of middle students conducting this experiment?</text:span> </text:p>
        </text:list-header>
      </text:list>
      <text:p text:style-name="P5">I do have a few concerns as to the ability of middle school students to correctly conduct this experiment. For example, look at the mass of pennies. </text:p>
      <text:p text:style-name="P5"/>
      <text:list xml:id="list900934469" text:continue-numbering="true" text:style-name="WWNum31">
        <text:list-header>
          <text:p text:style-name="P26">Any obstacles students may encounter?</text:p>
        </text:list-header>
      </text:list>
      <text:p text:style-name="P21">Tables. Create a worksheet for the students to fill out. Provided concise measurements for lengths of beam. If technology available, input all class data into graph to visualize changes.</text:p>
      <text:p text:style-name="P7"/>
      <text:list xml:id="list374192456" text:continue-numbering="true" text:style-name="WWNum31">
        <text:list-header>
          <text:p text:style-name="P26">Recommend changes to the proposed experimental procedure to create a more successful middle school activity?</text:p>
        </text:list-header>
      </text:list>
      <text:p text:style-name="P3"/>
      <text:p text:style-name="P5">Pennies are greater than or equal to 2.5 grams.(Explain need for pennies in same year, suggest fixed multiple. [Take all pennies and times by 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4" style:display-name="ListLabel 4"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ramwell <text:page-number text:select-page="current">2</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15T21:19:08</meta:creation-date>
    <meta:generator>LibreOffice/3.4$Unix LibreOffice_project/340m1$Build-502</meta:generator>
    <dc:date>2012-10-25T11:07:15</dc:date>
    <meta:editing-duration>PT6H18M17S</meta:editing-duration>
    <meta:editing-cycles>44</meta:editing-cycles>
    <dc:creator>Trevor Bramwell</dc:creator>
    <meta:document-statistic meta:table-count="2" meta:image-count="0" meta:object-count="1" meta:page-count="3" meta:paragraph-count="77" meta:word-count="887" meta:character-count="4973" meta:non-whitespace-character-count="41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7.092cm" svg:y="0.315cm" chart:style-name="ch2">
          <text:p>Figure 1</text:p>
        </chart:title>
        <chart:subtitle svg:x="4.429cm" svg:y="1.283cm" chart:style-name="ch3">
          <text:p>Length of Cantilever vs. Mass of Pennies</text:p>
        </chart:subtitle>
        <chart:legend chart:legend-position="end" svg:x="13.681cm" svg:y="3.943cm" style:legend-expansion="high" chart:style-name="ch4"/>
        <chart:plot-area chart:style-name="ch5" chart:data-source-has-labels="both" svg:x="1.338cm" svg:y="2.306cm" svg:width="11.705cm" svg:height="5.525cm">
          <chartooo:coordinate-region svg:x="2.156cm" svg:y="2.509cm" svg:width="10.791cm" svg:height="4.667cm"/>
          <chart:axis chart:dimension="x" chart:name="primary-x" chart:style-name="ch6" chartooo:axis-type="auto">
            <chartooo:date-scale/>
            <chart:title svg:x="5.647cm" svg:y="8.01cm" chart:style-name="ch7">
              <text:p>Length of Cantilever</text:p>
            </chart:title>
            <chart:categories table:cell-range-address="local-table.$A$2:.$A$5"/>
          </chart:axis>
          <chart:axis chart:dimension="y" chart:name="primary-y" chart:style-name="ch8">
            <chart:title svg:x="0.451cm" svg:y="6.341cm" chart:style-name="ch9">
              <text:p>Mass of Penni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2.5</text:p>
              </table:table-cell>
              <table:table-cell office:value-type="float" office:value="70">
                <text:p>70</text:p>
              </table:table-cell>
              <table:table-cell office:value-type="float" office:value="67.5">
                <text:p>67.5</text:p>
              </table:table-cell>
            </table:table-row>
            <table:table-row>
              <table:table-cell office:value-type="string">
                <text:p>2</text:p>
              </table:table-cell>
              <table:table-cell office:value-type="float" office:value="90">
                <text:p>90</text:p>
              </table:table-cell>
              <table:table-cell office:value-type="float" office:value="85">
                <text:p>85</text:p>
              </table:table-cell>
            </table:table-row>
            <table:table-row>
              <table:table-cell office:value-type="string">
                <text:p>1.5</text:p>
              </table:table-cell>
              <table:table-cell office:value-type="float" office:value="117.5">
                <text:p>117.5</text:p>
              </table:table-cell>
              <table:table-cell office:value-type="float" office:value="97.5">
                <text:p>97.5</text:p>
              </table:table-cell>
            </table:table-row>
            <table:table-row>
              <table:table-cell office:value-type="string">
                <text:p>1</text:p>
              </table:table-cell>
              <table:table-cell office:value-type="float" office:value="157.5">
                <text:p>157.5</text:p>
              </table:table-cell>
              <table:table-cell office:value-type="float" office:value="145">
                <text:p>1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